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rsid="001e69c1" officeooo:paragraph-rsid="001e69c1"/>
    </style:style>
    <style:style style:name="P3" style:family="paragraph" style:parent-style-name="Standard">
      <style:paragraph-properties fo:line-height="150%"/>
      <style:text-properties style:font-name="Ubuntu"/>
    </style:style>
    <style:style style:name="P4" style:family="paragraph" style:parent-style-name="Standard">
      <style:paragraph-properties fo:line-height="150%"/>
      <style:text-properties style:font-name="Ubuntu" officeooo:rsid="001e69c1" officeooo:paragraph-rsid="001e69c1" fo:background-color="#eeeeee"/>
    </style:style>
    <style:style style:name="P5" style:family="paragraph" style:parent-style-name="Standard">
      <style:paragraph-properties fo:line-height="150%"/>
      <style:text-properties style:font-name="Ubuntu" officeooo:paragraph-rsid="001d8c6a"/>
    </style:style>
    <style:style style:name="P6" style:family="paragraph" style:parent-style-name="Standard">
      <style:paragraph-properties fo:line-height="150%"/>
      <style:text-properties style:font-name="Ubuntu" officeooo:paragraph-rsid="001d8c6a" fo:background-color="#eeeeee"/>
    </style:style>
    <style:style style:name="P7" style:family="paragraph" style:parent-style-name="Standard">
      <style:paragraph-properties fo:line-height="150%"/>
      <style:text-properties style:font-name="Ubuntu" officeooo:rsid="001f4d62" officeooo:paragraph-rsid="001f4d62"/>
    </style:style>
    <style:style style:name="P8" style:family="paragraph" style:parent-style-name="Standard">
      <style:paragraph-properties fo:line-height="150%"/>
      <style:text-properties style:font-name="Ubuntu" officeooo:paragraph-rsid="001f4d62" fo:background-color="#eeeeee"/>
    </style:style>
    <style:style style:name="P9" style:family="paragraph" style:parent-style-name="Standard">
      <style:paragraph-properties fo:line-height="150%"/>
      <style:text-properties style:font-name="Ubuntu" officeooo:paragraph-rsid="001fac1d"/>
    </style:style>
    <style:style style:name="P10" style:family="paragraph" style:parent-style-name="Standard">
      <style:paragraph-properties fo:line-height="150%"/>
      <style:text-properties style:font-name="Ubuntu" officeooo:paragraph-rsid="001d8c6a" fo:background-color="#eeeeee"/>
    </style:style>
    <style:style style:name="P11" style:family="paragraph" style:parent-style-name="Standard">
      <style:paragraph-properties fo:line-height="150%"/>
      <style:text-properties style:font-name="Ubuntu" fo:font-weight="normal" officeooo:rsid="001fac1d" officeooo:paragraph-rsid="001fac1d" style:font-weight-asian="normal" style:font-weight-complex="normal"/>
    </style:style>
    <style:style style:name="T1" style:family="text">
      <style:text-properties officeooo:rsid="001f4d62"/>
    </style:style>
    <style:style style:name="T2" style:family="text">
      <style:text-properties officeooo:rsid="001fac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031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ypescript para programadores Javascript</text:h>
      <text:p text:style-name="P2">Já existe um pequeno conjunto de tipos primitivos disponíveis no javascript: boolean, bigint, null, number, string, symbol e undefined que é possível usar em uma interface. O typescript aumentar essa lista com mais alguns, como any (permitir qualquer valor), unknown (garantir que alguém que usa este tipo declare qual é o tipo), never (não é possível que este tipo possa existir), e void (uma função que retorna undefined ou não tem valor de retorno).</text:p>
      <text:p text:style-name="P3"/>
      <text:p text:style-name="P2">Existem duas sintaxes para a construção de tipos: interfaces e types. É preferível usar interface, use type quando precisar de recursos específicos.</text:p>
      <text:h text:style-name="P1" text:outline-level="3">Compondo Tipos</text:h>
      <text:p text:style-name="P2">Com uma união, é possível declarar que um tipo pode ser um dentre muitos tipos. Por exemplo, é possível descrever um tipo boolean como sendo true ou false.</text:p>
      <text:p text:style-name="P2"/>
      <text:p text:style-name="P4">type MyBool = true | false </text:p>
      <text:p text:style-name="P2"/>
      <text:p text:style-name="P2">Se passar o mouse por cima do MyBool, verá que ele é classificado como boolean. Essa é uma propriedade do sistema de tipos estruturais</text:p>
      <text:p text:style-name="P5"/>
      <text:p text:style-name="P2">Um caso de uso popular para tipos de união é descrever o <text:span text:style-name="T1">valor que um conjunto de literais de string ou number pode ter.</text:span></text:p>
      <text:p text:style-name="P5"/>
      <text:p text:style-name="P6">type WindowStates = "open" | "closed" | "minimized"</text:p>
      <text:p text:style-name="P6">type LockStates = "locked" | "unlocked"</text:p>
      <text:p text:style-name="P6">type PositivaeOddNumbersUnderTen = 1 | 3 | 5 | 7 | 9</text:p>
      <text:p text:style-name="P5"/>
      <text:p text:style-name="P7">As uniões oferecem uma forma de gerenciar tipos diferentes. Por exemplo, uma função que recebe array ou string:</text:p>
      <text:p text:style-name="P8">function getLength(obj: string | string[]) {</text:p>
      <text:p text:style-name="P8"><text:s text:c="2"/>return obj.length;</text:p>
      <text:p text:style-name="P8">}</text:p>
      <text:p text:style-name="P9"><text:soft-page-break/><text:span text:style-name="T2">É possível fazer uma função retornar valores diferentes dependendo se ela recebeu uma string ou array:</text:span></text:p>
      <text:p text:style-name="P5"/>
      <text:p text:style-name="P10">function wrapInArray(obj: string | string[]) {</text:p>
      <text:p text:style-name="P10"><text:s text:c="2"/>if (typeof obj === "string") {</text:p>
      <text:p text:style-name="P10"><text:s text:c="4"/>return [obj];</text:p>
      <text:p text:style-name="P10"><text:s text:c="12"/></text:p>
      <text:p text:style-name="P10">(parameter) obj: string</text:p>
      <text:p text:style-name="P10"><text:s text:c="2"/>}</text:p>
      <text:p text:style-name="P10"><text:s text:c="2"/>return obj;</text:p>
      <text:p text:style-name="P10">}</text:p>
      <text:h text:style-name="P1" text:outline-level="3">Genéricos</text:h>
      <text:p text:style-name="P11">Fornecem variáveis para tipos. Um exemplo é um array, ele sem genericos pode conter qualquer coisa. Ja ele com genéricos pode descrever os valores que aquele array contém.</text:p>
      <text:p text:style-name="P9"/>
      <text:p text:style-name="P10">type StringArray = Array&lt;string&gt;</text:p>
      <text:p text:style-name="P10">type NumberArray = Array&lt;number&gt;</text:p>
      <text:p text:style-name="P10">type ObjectWithNameArray = Array&lt;{ name: string }&gt;</text:p>
      <text:p text:style-name="P5"/>
      <text:p text:style-name="P5"><text:span text:style-name="T2">É possível</text:span> declarar tipos <text:span text:style-name="T2">próprios </text:span>que usam genéricos:</text:p>
      <text:p text:style-name="P5"/>
      <text:p text:style-name="P10">interface Backpack&lt;Type&gt; {</text:p>
      <text:p text:style-name="P10"><text:s text:c="2"/>add: (obj: Type) =&gt; void</text:p>
      <text:p text:style-name="P10"><text:s text:c="2"/>get: () =&gt; Type</text:p>
      <text:p text:style-name="P10">}</text:p>
      <text:p text:style-name="P5"><text:s/></text:p>
      <text:p text:style-name="P5">Esse é um atalho para dizer ao Typescript que há uma</text:p>
      <text:p text:style-name="P5">constante chamada mochila, e não se preocupar de onde ela veio.</text:p>
      <text:p text:style-name="P5"/>
      <text:p text:style-name="P10">declare const backpack: Backpack&lt;string&gt;</text:p>
      <text:p text:style-name="P5"><text:s/></text:p>
      <text:p text:style-name="P5"><text:soft-page-break/><text:span text:style-name="T2">O</text:span>bjeto é uma string, porque nós o declaramos acima como a parte variável de Mochila.</text:p>
      <text:p text:style-name="P5"/>
      <text:p text:style-name="P10">const object = backpack.get()</text:p>
      <text:p text:style-name="P5"><text:s/></text:p>
      <text:p text:style-name="P5">Já que a variável mochila é uma string, você não pode passar um número para a função adicionar.</text:p>
      <text:p text:style-name="P5"/>
      <text:p text:style-name="P10">backpack.add(23)</text:p>
      <text:p text:style-name="P10"/>
      <text:p text:style-name="P10">Argument of type 'number' is not assignable to parameter of type 'string'.</text:p>
      <text:h text:style-name="P1" text:outline-level="3">Sistema de Tipos Estruturais</text:h>
      <text:p text:style-name="P5">Um dos princípios centrais do TypeScript é que a checagem de tipo é focada no formato que os valores têm. Isso é chamado as vezes de “tipagem do pato” ou “tipagem estrutural”.</text:p>
      <text:p text:style-name="P5"/>
      <text:p text:style-name="P5"><text:span text:style-name="T3">Em um sistema de tipagem estruturado, se dois objetos tem o mesmo formato, eles são considerados do mesmo tipo.</text:span></text:p>
      <text:p text:style-name="P5"/>
      <text:p text:style-name="P10">interface Point {</text:p>
      <text:p text:style-name="P10"><text:s text:c="2"/>x: number</text:p>
      <text:p text:style-name="P10"><text:s text:c="2"/>y: number</text:p>
      <text:p text:style-name="P10">}</text:p>
      <text:p text:style-name="P10"><text:s/></text:p>
      <text:p text:style-name="P10">function logPoint(p: Point) {</text:p>
      <text:p text:style-name="P10"><text:s text:c="2"/>console.log(`${p.x}, ${p.y}`)</text:p>
      <text:p text:style-name="P10">}</text:p>
      <text:p text:style-name="P10"><text:s/></text:p>
      <text:p text:style-name="P10">// logs "12, 26"</text:p>
      <text:p text:style-name="P10">const point = { x: 12, y: 26 }</text:p>
      <text:p text:style-name="P10">logPoint(point)</text:p>
      <text:p text:style-name="P5"/>
      <text:p text:style-name="P5"/>
      <text:p text:style-name="P5"><text:soft-page-break/>A variável ponto nunca é declarada como sendo do tipo Ponto. Entretanto, o TypeScript compara o formato de ponto ao formato de Ponto na checagem de tipo. Eles têm o mesmo formato, então o código passa.</text:p>
      <text:p text:style-name="P5"/>
      <text:p text:style-name="P5">A correspondência de tipo só requere que um subconjunto de campos do objeto sejam correspondentes:</text:p>
      <text:p text:style-name="P5"/>
      <text:p text:style-name="P10">const point3 = { x: 12, y: 26, z: 89 }</text:p>
      <text:p text:style-name="P10">logPoint(point3) // logs "12, 26"</text:p>
      <text:p text:style-name="P10"><text:s/></text:p>
      <text:p text:style-name="P10">const rect = { x: 33, y: 3, width: 30, height: 80 }</text:p>
      <text:p text:style-name="P10">logPoint(rect) // logs "33, 3"</text:p>
      <text:p text:style-name="P10"><text:s/></text:p>
      <text:p text:style-name="P10">const color = { hex: "#187ABF" }</text:p>
      <text:p text:style-name="P10">logPoint(color)</text:p>
      <text:p text:style-name="P10"/>
      <text:p text:style-name="P10">Argument of type '{ hex: string; }' is not assignable to parameter of type 'Point'.</text:p>
      <text:p text:style-name="P10"><text:span text:style-name="T4">T</text:span>ype '{ hex: string; }' is missing the following properties from type 'Point': x, y</text:p>
      <text:p text:style-name="P5"/>
      <text:p text:style-name="P5">Não há diferença entre como classes e objetos se adaptam às formas:</text:p>
      <text:p text:style-name="P5"/>
      <text:p text:style-name="P10">class VirtualPoint {</text:p>
      <text:p text:style-name="P10"><text:s text:c="2"/>x: number</text:p>
      <text:p text:style-name="P10"><text:s text:c="2"/>y: number</text:p>
      <text:p text:style-name="P10"><text:s/></text:p>
      <text:p text:style-name="P10"><text:s text:c="2"/>constructor(x: number, y: number) {</text:p>
      <text:p text:style-name="P10"><text:s text:c="4"/>this.x = x</text:p>
      <text:p text:style-name="P10"><text:s text:c="4"/>this.y = y</text:p>
      <text:p text:style-name="P10"><text:s text:c="2"/>}</text:p>
      <text:p text:style-name="P10">}</text:p>
      <text:p text:style-name="P10"><text:s/></text:p>
      <text:p text:style-name="P10">const newVPoint = new VirtualPoint(13, 56)</text:p>
      <text:p text:style-name="P10">logPoint(newVPoint) // logs "13, 56"</text:p>
      <text:p text:style-name="P5"/>
      <text:p text:style-name="P5"><text:soft-page-break/>Se o objeto ou classe tem todas as propriedades requeridas, TypeScript dirá que eles são correspondentes, independente dos detalhes de implementaçã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1:54:17.434156700</meta:creation-date>
    <dc:date>2025-10-02T21:03:58.589179600</dc:date>
    <meta:editing-duration>PT34M6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86" meta:word-count="686" meta:character-count="4082" meta:non-whitespace-character-count="3412"/>
  </office:meta>
</office:document-meta>
</file>